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29cm" fo:widows="1" fo:text-indent="0cm" style:auto-text-indent="false"/>
    </style:style>
    <style:style style:name="T1" style:family="text">
      <style:text-properties fo:font-variant="normal" fo:text-transform="none" fo:color="#333333" style:font-name="Helvetica Neue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 Create a class in Java along with follwing fields. classname: Person fields: name, age, gender, address Access the fields in all known ways: like through getter , by dot operator </text:span><text:line-break/><text:line-break/><text:span text:style-name="T1">2. Extend the Person class in Groovy Add following fields to it: empId, company, salary Access the fields in all known ways: like through getter , by dot operator, by @ operator. </text:span><text:line-break/><text:line-break/><text:span text:style-name="T1">3. Print this pattern : </text:span><text:line-break/><text:span text:style-name="T1">* </text:span><text:line-break/><text:span text:style-name="T1">** </text:span><text:line-break/><text:span text:style-name="T1">**** </text:span><text:line-break/><text:span text:style-name="T1">******** </text:span><text:line-break/><text:line-break/><text:span text:style-name="T1">4. GString... override the toString() of the Person class to return something like... "Sachin is a man aged 24 who lives at Delhi. He works for Intelligrape with employee id 12 and draws $$$$$$$ lots of money !!!!." </text:span><text:line-break/><text:line-break/><text:span text:style-name="T1">5. Groovy Truth: if('test') { printlnn "test evaluated to true inside if" } </text:span><text:line-break/><text:span text:style-name="T1">try replacing test with various objects and observe its behaviour. </text:span><text:line-break/><text:span text:style-name="T1">a) "Test" </text:span><text:line-break/><text:span text:style-name="T1">b)'null' </text:span><text:line-break/><text:span text:style-name="T1">c) null </text:span><text:line-break/><text:span text:style-name="T1">d) 100 </text:span><text:line-break/><text:span text:style-name="T1">e) 0 </text:span><text:line-break/><text:span text:style-name="T1">f) empty list </text:span><text:line-break/><text:span text:style-name="T1">g) list with all vaues as null List list = new ArrayList() </text:span><text:line-break/><text:line-break/><text:span text:style-name="T1">6. Write a class HourMinute where the class stores hours and minutes as separate fields. Overload + and - operator operator for this class </text:span><text:line-break/><text:line-break/><text:span text:style-name="T1">7. Print multiple of 3 upto 10 terms in at least three different ways using groovy special methods </text:span><text:line-break/><text:line-break/><text:span text:style-name="T1">8. Write a closure which checks if a value is contained within a list where the closure accepts two parameters </text:span><text:line-break/><text:line-break/><text:span text:style-name="T1">9. Combine content of all the files in a specific directory to another new file </text:span><text:line-break/><text:line-break/><text:span text:style-name="T1">10. Create a file which contains all the odd numbered lines of a given file. Each line should be numbered at the beginning of line viz : 1, 3, 5..... </text:span><text:line-break/><text:line-break/><text:span text:style-name="T1">11. Write a method which removes all the white spaces in a file and writes the output to another file. Suppose white space characters are Space, Tab and Enter </text:span><text:line-break/><text:line-break/><text:span text:style-name="T1">12. Make copy of an image type file byte by by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2T01:32:13.487976041</meta:creation-date>
    <dc:date>2015-07-12T01:32:23.733068130</dc:date>
    <meta:editing-duration>PT10S</meta:editing-duration>
    <meta:editing-cycles>1</meta:editing-cycles>
    <meta:document-statistic meta:table-count="0" meta:image-count="0" meta:object-count="0" meta:page-count="1" meta:paragraph-count="1" meta:word-count="304" meta:character-count="1695" meta:non-whitespace-character-count="1358"/>
    <meta:generator>LibreOffice/4.4.2.2$Linux_X86_64 LibreOffice_project/40m0$Build-2</meta:generator>
  </office:meta>
</office:document-meta>
</file>